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5pt" fo:font-style="italic" style:font-size-asian="25pt" style:font-style-asian="italic" style:font-size-complex="25pt" style:font-style-complex="italic"/>
    </style:style>
    <style:style style:name="P2" style:family="paragraph" style:parent-style-name="Standard">
      <style:text-properties style:font-name="Arial" fo:font-size="25pt" fo:font-style="normal" style:font-size-asian="25pt" style:font-style-asian="normal" style:font-size-complex="25pt" style:font-style-complex="normal"/>
    </style:style>
    <style:style style:name="P3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clo de vida</text:p>
      <text:p text:style-name="P1"/>
      <text:p text:style-name="P3">Incremental evolutivo: elegimos este metodo dado que cada entrega se asemeja a un prototipo, y en cada entrega despues de la primera hay que tomar lo de la anterior corregirlo y a su vez agregar mas contenido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o </meta:initial-creator>
    <meta:creation-date>2016-06-14T22:15:23.02</meta:creation-date>
    <meta:document-statistic meta:table-count="0" meta:image-count="0" meta:object-count="0" meta:page-count="1" meta:paragraph-count="2" meta:word-count="40" meta:character-count="222"/>
    <dc:date>2016-06-14T22:36:09.41</dc:date>
    <dc:creator>Franco </dc:creator>
    <meta:editing-duration>PT20M47S</meta:editing-duration>
    <meta:editing-cycles>1</meta:editing-cycles>
    <meta:generator>OpenOffice/4.1.1$Win32 OpenOffice.org_project/411m6$Build-9775</meta:generator>
  </office:meta>
</office:document-meta>
</file>